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844f9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93939" officeooo:paragraph-rsid="00193939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officeooo:rsid="001844f9" officeooo:paragraph-rsid="001844f9" style:font-size-asian="14pt" style:font-size-complex="14pt"/>
    </style:style>
    <style:style style:name="P7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1844f9" officeooo:paragraph-rsid="001844f9" style:font-size-asian="14pt" style:font-size-complex="14pt"/>
    </style:style>
    <style:style style:name="P8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1844f9" officeooo:paragraph-rsid="001844f9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officeooo:rsid="001844f9" officeooo:paragraph-rsid="00193939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margin-top="0cm" fo:margin-bottom="0cm" loext:contextual-spacing="false" fo:line-height="100%"/>
      <style:text-properties fo:font-size="14pt" officeooo:rsid="00193939" officeooo:paragraph-rsid="00193939" style:font-size-asian="14pt" style:font-size-complex="14pt"/>
    </style:style>
    <style:style style:name="P12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style:text-underline-style="none" officeooo:rsid="001844f9" officeooo:paragraph-rsid="001844f9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44f9" style:font-size-asian="14pt" style:font-size-complex="14pt"/>
    </style:style>
    <style:style style:name="T3" style:family="text">
      <style:text-properties officeooo:rsid="001bf5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Nome del caso d’uso</text:p>
          </table:table-cell>
          <table:table-cell table:style-name="Tabella1.A1" office:value-type="string">
            <text:p text:style-name="P6">Termina contratto</text:p>
          </table:table-cell>
        </table:table-row>
        <table:table-row table:style-name="Tabella1.1">
          <table:table-cell table:style-name="Tabella1.A1" office:value-type="string">
            <text:p text:style-name="P3">ID</text:p>
          </table:table-cell>
          <table:table-cell table:style-name="Tabella1.A1" office:value-type="string">
            <text:p text:style-name="P10">1</text:p>
          </table:table-cell>
        </table:table-row>
        <table:table-row table:style-name="Tabella1.1">
          <table:table-cell table:style-name="Tabella1.A1" office:value-type="string">
            <text:p text:style-name="P3">Breve spiegazione</text:p>
          </table:table-cell>
          <table:table-cell table:style-name="Tabella1.A1" office:value-type="string">
            <text:p text:style-name="P10">Procedura di affitto di un appartamento</text:p>
          </table:table-cell>
        </table:table-row>
        <table:table-row table:style-name="Tabella1.1">
          <table:table-cell table:style-name="Tabella1.A1" office:value-type="string">
            <text:p text:style-name="P3">Attore attivante</text:p>
          </table:table-cell>
          <table:table-cell table:style-name="Tabella1.A1" office:value-type="string">
            <text:p text:style-name="P6">Locatore</text:p>
          </table:table-cell>
        </table:table-row>
        <table:table-row table:style-name="Tabella1.1">
          <table:table-cell table:style-name="Tabella1.A1" office:value-type="string">
            <text:p text:style-name="P3">Attori secondari</text:p>
          </table:table-cell>
          <table:table-cell table:style-name="Tabella1.A1" office:value-type="string">
            <text:p text:style-name="P6">Locatario</text:p>
          </table:table-cell>
        </table:table-row>
        <table:table-row table:style-name="Tabella1.1">
          <table:table-cell table:style-name="Tabella1.A1" office:value-type="string">
            <text:p text:style-name="P3">Precondizioni</text:p>
          </table:table-cell>
          <table:table-cell table:style-name="Tabella1.A1" office:value-type="string">
            <text:p text:style-name="P10">Locatore e locatario devono essere registrati nel sistema e<text:span text:style-name="T3">d il locatore deve essere autenticato</text:span></text:p>
          </table:table-cell>
        </table:table-row>
        <table:table-row table:style-name="Tabella1.1">
          <table:table-cell table:style-name="Tabella1.A1" office:value-type="string">
            <text:p text:style-name="P3">Flusso principale</text:p>
          </table:table-cell>
          <table:table-cell table:style-name="Tabella1.A1" office:value-type="string">
            <text:p text:style-name="P10">1.1</text:p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list xml:id="list3857011898" text:style-name="WWNum1">
              <text:list-item>
                <text:p text:style-name="P12">Locatore accede alla lista dei contratti attualmente attivi nei suoi appartamenti</text:p>
              </text:list-item>
              <text:list-item>
                <text:p text:style-name="P12">Locatore seleziona un contratto attivo</text:p>
              </text:list-item>
              <text:list-item>
                <text:p text:style-name="P12">Locatore invia sollecito di pagamento al locatore/ai locatari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3">Post-condizioni</text:p>
          </table:table-cell>
          <table:table-cell table:style-name="Tabella1.A1" office:value-type="string">
            <text:p text:style-name="P6">Locatario viene notificato <text:span text:style-name="T3">dell’azione del locatore</text:span></text:p>
          </table:table-cell>
        </table:table-row>
        <table:table-row table:style-name="Tabella1.1">
          <table:table-cell table:style-name="Tabella1.A1" office:value-type="string">
            <text:p text:style-name="P3">Flussi alternativi</text:p>
          </table:table-cell>
          <table:table-cell table:style-name="Tabella1.A1" office:value-type="string">
            <text:p text:style-name="P2"><text:span text:style-name="T2">1a.</text:span><text:span text:style-name="T1"> </text:span><text:span text:style-name="T2">Locatore riceve notifica della scadenza di un precedente sollecito di pagamento:</text:span></text:p>
            <text:list xml:id="list2007771048" text:style-name="L1">
              <text:list-item>
                <text:p text:style-name="P7">Locatore visualizza notifica da parte del sistema</text:p>
              </text:list-item>
              <text:list-item>
                <text:p text:style-name="P7">Locatore invia al locatario un nuovo sollecito di pagamento</text:p>
              </text:list-item>
            </text:list>
            <text:p text:style-name="P6"/>
            <text:p text:style-name="P6">1b. Locatore riceve seconda notifica della scadenza di un precedente sollecito di pagamento:</text:p>
            <text:list xml:id="list3339583173" text:style-name="L2">
              <text:list-item>
                <text:p text:style-name="P8">Locatore visualizza notifica da parte del sistema</text:p>
              </text:list-item>
              <text:list-item>
                <text:p text:style-name="P8">Locatore chiede l’archiviazione del contratto</text:p>
              </text:list-item>
              <text:list-item>
                <text:p text:style-name="P8">Il contratto viene archiviato dal sistema</text:p>
              </text:list-item>
            </text:list>
            <text:p text:style-name="P9"/>
            <text:p text:style-name="P4"><text:span text:style-name="T2">1</text:span><text:span text:style-name="T1">c. Locatore decide di eliminare un sollecito di pagamento:</text:span></text:p>
            <text:list xml:id="list3880658824" text:style-name="L3">
              <text:list-item>
                <text:p text:style-name="P11">Locatore visualizza solleciti di pagamento attualmente attivi</text:p>
              </text:list-item>
              <text:list-item>
                <text:p text:style-name="P11">Locatore archivia un sollecito di pagamento</text:p>
              </text:list-item>
              <text:list-item>
                <text:p text:style-name="P11">Locatario viene notificato della <text:soft-page-break/>chiusura del sollecito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33:00</meta:creation-date>
    <meta:initial-creator>Francesco Mancini</meta:initial-creator>
    <dc:language>it-IT</dc:language>
    <dc:date>2019-02-14T13:18:14.836367370</dc:date>
    <meta:editing-cycles>9</meta:editing-cycles>
    <meta:editing-duration>PT2H32M57S</meta:editing-duration>
    <meta:generator>LibreOffice/6.1.4.2$Linux_X86_64 LibreOffice_project/10$Build-2</meta:generator>
    <meta:document-statistic meta:table-count="1" meta:image-count="0" meta:object-count="0" meta:page-count="2" meta:paragraph-count="31" meta:word-count="172" meta:character-count="1196" meta:non-whitespace-character-count="10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